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cac5d" officeooo:paragraph-rsid="001201fe"/>
    </style:style>
    <style:style style:name="P2" style:family="paragraph" style:parent-style-name="Text_20_body">
      <style:text-properties officeooo:rsid="001cac5d" officeooo:paragraph-rsid="001201fe"/>
    </style:style>
    <style:style style:name="P3" style:family="paragraph" style:parent-style-name="Heading_20_3">
      <style:text-properties officeooo:rsid="001cac5d" officeooo:paragraph-rsid="001201fe"/>
    </style:style>
    <style:style style:name="P4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officeooo:rsid="001cac5d" officeooo:paragraph-rsid="001201fe"/>
    </style:style>
    <style:style style:name="P5" style:family="paragraph" style:parent-style-name="Preformatted_20_Text">
      <style:paragraph-properties fo:margin-top="0cm" fo:margin-bottom="0.247cm" style:contextual-spacing="false" fo:line-height="115%" style:writing-mode="lr-tb"/>
      <style:text-properties officeooo:rsid="001cac5d" officeooo:paragraph-rsid="001201fe"/>
    </style:style>
    <style:style style:name="P6" style:family="paragraph" style:parent-style-name="Heading_20_3">
      <style:text-properties officeooo:paragraph-rsid="001201fe"/>
    </style:style>
    <style:style style:name="P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Text_20_body" style:list-style-name="L1"/>
    <style:style style:name="P11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2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T1" style:family="text">
      <style:text-properties officeooo:rsid="001cac5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️⃣ Circulation &amp; Use KPIs</text:h>
      <text:p text:style-name="P2"><text:span text:style-name="Strong_20_Emphasis">CSV:</text:span> <text:span text:style-name="Source_20_Text">kpis_circulation_YYYY-MM.csv</text:span></text:p>
      <text:p text:style-name="P2">1. Total loans</text:p>
      <text:p text:style-name="P2">SELECT</text:p>
      <text:p text:style-name="P2"><text:s text:c="2"/>'total_loans' AS metric,</text:p>
      <text:p text:style-name="P2"><text:s text:c="2"/>COUNT(*) AS value,</text:p>
      <text:p text:style-name="P2"><text:s text:c="2"/>&lt;&lt;Start date|date&gt;&gt; AS period_start,</text:p>
      <text:p text:style-name="P2"><text:s text:c="2"/>&lt;&lt;End date|date&gt;&gt; AS period_end,</text:p>
      <text:p text:style-name="P2"><text:s text:c="2"/>'' AS notes</text:p>
      <text:p text:style-name="P2">FROM issues</text:p>
      <text:p text:style-name="P2">WHERE issuedate BETWEEN &lt;&lt;Start date|date&gt;&gt; AND &lt;&lt;End date|date&gt;&gt;;</text:p>
      <text:p text:style-name="P2"/>
      <text:h text:style-name="P3" text:outline-level="3">2. Active borrowers</text:h>
      <text:p text:style-name="P4"><text:span text:style-name="Source_20_Text">SELECT</text:span></text:p>
      <text:p text:style-name="P5"><text:span text:style-name="Source_20_Text"><text:s text:c="2"/>'active_borrowers' AS metric,</text:span></text:p>
      <text:p text:style-name="P5"><text:span text:style-name="Source_20_Text"><text:s text:c="2"/>COUNT(DISTINCT borrowernumber) AS value,</text:span></text:p>
      <text:p text:style-name="P5"><text:span text:style-name="Source_20_Text"><text:s text:c="2"/>&lt;&lt;Start date|date&gt;&gt; AS period_start,</text:span></text:p>
      <text:p text:style-name="P5"><text:span text:style-name="Source_20_Text"><text:s text:c="2"/>&lt;&lt;End date|date&gt;&gt; AS period_end,</text:span></text:p>
      <text:p text:style-name="P5"><text:span text:style-name="Source_20_Text"><text:s text:c="2"/>'' AS notes</text:span></text:p>
      <text:p text:style-name="P5"><text:span text:style-name="Source_20_Text">FROM issues</text:span></text:p>
      <text:h text:style-name="P6" text:outline-level="3"><text:span text:style-name="Source_20_Text"><text:span text:style-name="T1">WHERE issuedate BETWEEN &lt;&lt;Start date|date&gt;&gt; AND &lt;&lt;End date|date&gt;&gt;;</text:span></text:span></text:h>
      <text:h text:style-name="P6" text:outline-level="3">3. Loans per active borrower</text:h>
      <text:p text:style-name="Text_20_body">(derived but still safe to calculate in SQL)</text:p>
      <text:p text:style-name="P7"><text:span text:style-name="Source_20_Text">SELECT</text:span></text:p>
      <text:p text:style-name="P8"><text:span text:style-name="Source_20_Text"><text:s text:c="2"/>'loans_per_active_borrower' AS metric,</text:span></text:p>
      <text:p text:style-name="P8"><text:span text:style-name="Source_20_Text"><text:s text:c="2"/>ROUND(</text:span></text:p>
      <text:p text:style-name="P8"><text:span text:style-name="Source_20_Text"><text:s text:c="4"/>COUNT(*) / COUNT(DISTINCT borrowernumber),</text:span></text:p>
      <text:p text:style-name="P8"><text:span text:style-name="Source_20_Text"><text:s text:c="4"/>2</text:span></text:p>
      <text:p text:style-name="P8"><text:span text:style-name="Source_20_Text"><text:s text:c="2"/>) AS value,</text:span></text:p>
      <text:p text:style-name="P8"><text:span text:style-name="Source_20_Text"><text:s text:c="2"/>&lt;&lt;Start date|date&gt;&gt; AS period_start,</text:span></text:p>
      <text:p text:style-name="P8"><text:span text:style-name="Source_20_Text"><text:s text:c="2"/>&lt;&lt;End date|date&gt;&gt; AS period_end,</text:span></text:p>
      <text:p text:style-name="P8"><text:span text:style-name="Source_20_Text"><text:s text:c="2"/>'total_loans / active_borrowers' AS notes</text:span></text:p>
      <text:p text:style-name="P8"><text:span text:style-name="Source_20_Text">FROM issues</text:span></text:p>
      <text:p text:style-name="P9"><text:span text:style-name="Source_20_Text">WHERE issuedate BETWEEN &lt;&lt;Start date|date&gt;&gt; AND &lt;&lt;End date|date&gt;&gt;;</text:span></text:p>
      <text:p text:style-name="Horizontal_20_Line"/>
      <text:h text:style-name="Heading_20_3" text:outline-level="3"><text:soft-page-break/>4. Renewals count</text:h>
      <text:p text:style-name="P7"><text:span text:style-name="Source_20_Text">SELECT</text:span></text:p>
      <text:p text:style-name="P8"><text:span text:style-name="Source_20_Text"><text:s text:c="2"/>'renewals_count' AS metric,</text:span></text:p>
      <text:p text:style-name="P8"><text:span text:style-name="Source_20_Text"><text:s text:c="2"/>COUNT(*) AS value,</text:span></text:p>
      <text:p text:style-name="P8"><text:span text:style-name="Source_20_Text"><text:s text:c="2"/>&lt;&lt;Start date|date&gt;&gt; AS period_start,</text:span></text:p>
      <text:p text:style-name="P8"><text:span text:style-name="Source_20_Text"><text:s text:c="2"/>&lt;&lt;End date|date&gt;&gt; AS period_end,</text:span></text:p>
      <text:p text:style-name="P8"><text:span text:style-name="Source_20_Text"><text:s text:c="2"/>'' AS notes</text:span></text:p>
      <text:p text:style-name="P8"><text:span text:style-name="Source_20_Text">FROM issues</text:span></text:p>
      <text:p text:style-name="P8"><text:span text:style-name="Source_20_Text">WHERE renewals &gt; 0</text:span></text:p>
      <text:p text:style-name="P9"><text:span text:style-name="Source_20_Text"><text:s text:c="2"/>AND issuedate BETWEEN &lt;&lt;Start date|date&gt;&gt; AND &lt;&lt;End date|date&gt;&gt;;</text:span></text:p>
      <text:p text:style-name="Horizontal_20_Line"/>
      <text:h text:style-name="Heading_20_3" text:outline-level="3">5. In-library use (if tracked)</text:h>
      <text:p text:style-name="Text_20_body">⚠️ <text:span text:style-name="Strong_20_Emphasis">Highly local</text:span>. Common patterns:</text:p>
      <text:p text:style-name="Text_20_body"><text:span text:style-name="Strong_20_Emphasis">If you use item type = “REF” or similar</text:span></text:p>
      <text:p text:style-name="P7"><text:span text:style-name="Source_20_Text">SELECT</text:span></text:p>
      <text:p text:style-name="P8"><text:span text:style-name="Source_20_Text"><text:s text:c="2"/>'in_library_use' AS metric,</text:span></text:p>
      <text:p text:style-name="P8"><text:span text:style-name="Source_20_Text"><text:s text:c="2"/>COUNT(*) AS value,</text:span></text:p>
      <text:p text:style-name="P8"><text:span text:style-name="Source_20_Text"><text:s text:c="2"/>&lt;&lt;Start date|date&gt;&gt; AS period_start,</text:span></text:p>
      <text:p text:style-name="P8"><text:span text:style-name="Source_20_Text"><text:s text:c="2"/>&lt;&lt;End date|date&gt;&gt; AS period_end,</text:span></text:p>
      <text:p text:style-name="P8"><text:span text:style-name="Source_20_Text"><text:s text:c="2"/>'Reference items only' AS notes</text:span></text:p>
      <text:p text:style-name="P8"><text:span text:style-name="Source_20_Text">FROM statistics</text:span></text:p>
      <text:p text:style-name="P8"><text:span text:style-name="Source_20_Text">WHERE type = 'issue'</text:span></text:p>
      <text:p text:style-name="P8"><text:span text:style-name="Source_20_Text"><text:s text:c="2"/>AND itemtype = 'REF'</text:span></text:p>
      <text:p text:style-name="P9"><text:span text:style-name="Source_20_Text"><text:s text:c="2"/>AND datetime BETWEEN &lt;&lt;Start date|date&gt;&gt; AND &lt;&lt;End date|date&gt;&gt;;</text:span></text:p>
      <text:p text:style-name="Text_20_body">If you don’t track this reliably → <text:span text:style-name="Strong_20_Emphasis">exclude for v1</text:span> (totally acceptable).</text:p>
      <text:p text:style-name="Horizontal_20_Line"/>
      <text:h text:style-name="Heading_20_3" text:outline-level="3">6–9. Collection Tracking</text:h>
      <text:h text:style-name="Heading_20_4" text:outline-level="4">Percentage of collection never borrowed</text:h>
      <text:p text:style-name="P7"><text:span text:style-name="Source_20_Text">SELECT</text:span></text:p>
      <text:p text:style-name="P8"><text:span text:style-name="Source_20_Text"><text:s text:c="2"/>'percentage_never_borrowed' AS metric,</text:span></text:p>
      <text:p text:style-name="P8"><text:span text:style-name="Source_20_Text"><text:s text:c="2"/>ROUND(</text:span></text:p>
      <text:p text:style-name="P8"><text:span text:style-name="Source_20_Text"><text:s text:c="4"/>SUM(CASE WHEN issues.itemnumber IS NULL THEN 1 ELSE 0 END)</text:span></text:p>
      <text:p text:style-name="P8"><text:span text:style-name="Source_20_Text"><text:s text:c="4"/>/ COUNT(*) * 100,</text:span></text:p>
      <text:p text:style-name="P8"><text:span text:style-name="Source_20_Text"><text:s text:c="4"/>2</text:span></text:p>
      <text:p text:style-name="P8"><text:span text:style-name="Source_20_Text"><text:s text:c="2"/>) AS value,</text:span></text:p>
      <text:p text:style-name="P8"><text:span text:style-name="Source_20_Text"><text:s text:c="2"/>COUNT(*) AS total_items,</text:span></text:p>
      <text:p text:style-name="P8"><text:span text:style-name="Source_20_Text"><text:s text:c="2"/>&lt;&lt;End date|date&gt;&gt; AS period_end</text:span></text:p>
      <text:p text:style-name="P8"><text:span text:style-name="Source_20_Text">FROM items</text:span></text:p>
      <text:p text:style-name="P8"><text:span text:style-name="Source_20_Text">LEFT JOIN issues</text:span></text:p>
      <text:p text:style-name="P9"><text:span text:style-name="Source_20_Text"><text:s text:c="2"/>ON items.itemnumber = issues.itemnumber;</text:span></text:p>
      <text:p text:style-name="Quotations">⚠️ This is <text:span text:style-name="Emphasis">all-time</text:span>. That’s usually what management expects.</text:p>
      <text:p text:style-name="Horizontal_20_Line"/>
      <text:h text:style-name="Heading_20_4" text:outline-level="4">New items added</text:h>
      <text:p text:style-name="P7"><text:span text:style-name="Source_20_Text">SELECT</text:span></text:p>
      <text:p text:style-name="P8"><text:span text:style-name="Source_20_Text"><text:s text:c="2"/>'new_items_added' AS metric,</text:span></text:p>
      <text:p text:style-name="P8"><text:span text:style-name="Source_20_Text"><text:s text:c="2"/>COUNT(*) AS value,</text:span></text:p>
      <text:p text:style-name="P8"><text:soft-page-break/><text:span text:style-name="Source_20_Text"><text:s text:c="2"/>&lt;&lt;Start date|date&gt;&gt; AS period_start,</text:span></text:p>
      <text:p text:style-name="P8"><text:span text:style-name="Source_20_Text"><text:s text:c="2"/>&lt;&lt;End date|date&gt;&gt; AS period_end,</text:span></text:p>
      <text:p text:style-name="P8"><text:span text:style-name="Source_20_Text"><text:s text:c="2"/>'' AS notes</text:span></text:p>
      <text:p text:style-name="P8"><text:span text:style-name="Source_20_Text">FROM items</text:span></text:p>
      <text:p text:style-name="P9"><text:span text:style-name="Source_20_Text">WHERE dateaccessioned BETWEEN &lt;&lt;Start date|date&gt;&gt; AND &lt;&lt;End date|date&gt;&gt;;</text:span></text:p>
      <text:p text:style-name="Horizontal_20_Line"/>
      <text:h text:style-name="Heading_20_4" text:outline-level="4">Withdrawn / deleted items</text:h>
      <text:p text:style-name="P7"><text:span text:style-name="Source_20_Text">SELECT</text:span></text:p>
      <text:p text:style-name="P8"><text:span text:style-name="Source_20_Text"><text:s text:c="2"/>'withdrawn_items' AS metric,</text:span></text:p>
      <text:p text:style-name="P8"><text:span text:style-name="Source_20_Text"><text:s text:c="2"/>COUNT(*) AS value,</text:span></text:p>
      <text:p text:style-name="P8"><text:span text:style-name="Source_20_Text"><text:s text:c="2"/>&lt;&lt;Start date|date&gt;&gt; AS period_start,</text:span></text:p>
      <text:p text:style-name="P8"><text:span text:style-name="Source_20_Text"><text:s text:c="2"/>&lt;&lt;End date|date&gt;&gt; AS period_end,</text:span></text:p>
      <text:p text:style-name="P8"><text:span text:style-name="Source_20_Text"><text:s text:c="2"/>'' AS notes</text:span></text:p>
      <text:p text:style-name="P8"><text:span text:style-name="Source_20_Text">FROM items</text:span></text:p>
      <text:p text:style-name="P8"><text:span text:style-name="Source_20_Text">WHERE withdrawn &gt; 0</text:span></text:p>
      <text:p text:style-name="P9"><text:span text:style-name="Source_20_Text"><text:s text:c="2"/>AND datelastseen BETWEEN &lt;&lt;Start date|date&gt;&gt; AND &lt;&lt;End date|date&gt;&gt;;</text:span></text:p>
      <text:p text:style-name="Text_20_body">(Deletion tracking varies wildly — withdrawn is the safer proxy.)</text:p>
      <text:p text:style-name="Horizontal_20_Line"/>
      <text:h text:style-name="Heading_20_1" text:outline-level="1">2️⃣ Equity &amp; Coverage Widgets</text:h>
      <text:p text:style-name="Text_20_body"><text:span text:style-name="Strong_20_Emphasis">CSV:</text:span> <text:span text:style-name="Source_20_Text">equity_YYYY-MM.csv</text:span></text:p>
      <text:h text:style-name="Heading_20_3" text:outline-level="3">Loans by branch / location</text:h>
      <text:p text:style-name="P7"><text:span text:style-name="Source_20_Text">SELECT</text:span></text:p>
      <text:p text:style-name="P8"><text:span text:style-name="Source_20_Text"><text:s text:c="2"/>branches.branchname AS branch,</text:span></text:p>
      <text:p text:style-name="P8"><text:span text:style-name="Source_20_Text"><text:s text:c="2"/>COUNT(*) AS loans</text:span></text:p>
      <text:p text:style-name="P8"><text:span text:style-name="Source_20_Text">FROM issues</text:span></text:p>
      <text:p text:style-name="P8"><text:span text:style-name="Source_20_Text">JOIN branches ON issues.branchcode = branches.branchcode</text:span></text:p>
      <text:p text:style-name="P8"><text:span text:style-name="Source_20_Text">WHERE issuedate BETWEEN &lt;&lt;Start date|date&gt;&gt; AND &lt;&lt;End date|date&gt;&gt;</text:span></text:p>
      <text:p text:style-name="P8"><text:span text:style-name="Source_20_Text">GROUP BY branches.branchname</text:span></text:p>
      <text:p text:style-name="P9"><text:span text:style-name="Source_20_Text">ORDER BY loans DESC;</text:span></text:p>
      <text:p text:style-name="Horizontal_20_Line"/>
      <text:h text:style-name="Heading_20_3" text:outline-level="3">Loans by item type</text:h>
      <text:p text:style-name="P7"><text:span text:style-name="Source_20_Text">SELECT</text:span></text:p>
      <text:p text:style-name="P8"><text:span text:style-name="Source_20_Text"><text:s text:c="2"/>itemtypes.description AS item_type,</text:span></text:p>
      <text:p text:style-name="P8"><text:span text:style-name="Source_20_Text"><text:s text:c="2"/>COUNT(*) AS loans</text:span></text:p>
      <text:p text:style-name="P8"><text:span text:style-name="Source_20_Text">FROM issues</text:span></text:p>
      <text:p text:style-name="P8"><text:span text:style-name="Source_20_Text">JOIN items ON issues.itemnumber = items.itemnumber</text:span></text:p>
      <text:p text:style-name="P8"><text:span text:style-name="Source_20_Text">JOIN itemtypes ON items.itype = itemtypes.itemtype</text:span></text:p>
      <text:p text:style-name="P8"><text:span text:style-name="Source_20_Text">WHERE issuedate BETWEEN &lt;&lt;Start date|date&gt;&gt; AND &lt;&lt;End date|date&gt;&gt;</text:span></text:p>
      <text:p text:style-name="P8"><text:span text:style-name="Source_20_Text">GROUP BY itemtypes.description</text:span></text:p>
      <text:p text:style-name="P9"><text:span text:style-name="Source_20_Text">ORDER BY loans DESC;</text:span></text:p>
      <text:p text:style-name="Horizontal_20_Line"/>
      <text:h text:style-name="Heading_20_3" text:outline-level="3">Loans by borrower category</text:h>
      <text:p text:style-name="P7"><text:span text:style-name="Source_20_Text">SELECT</text:span></text:p>
      <text:p text:style-name="P8"><text:span text:style-name="Source_20_Text"><text:s text:c="2"/>categories.description AS category,</text:span></text:p>
      <text:p text:style-name="P8"><text:soft-page-break/><text:span text:style-name="Source_20_Text"><text:s text:c="2"/>COUNT(*) AS loans</text:span></text:p>
      <text:p text:style-name="P8"><text:span text:style-name="Source_20_Text">FROM issues</text:span></text:p>
      <text:p text:style-name="P8"><text:span text:style-name="Source_20_Text">JOIN borrowers ON issues.borrowernumber = borrowers.borrowernumber</text:span></text:p>
      <text:p text:style-name="P8"><text:span text:style-name="Source_20_Text">JOIN categories ON borrowers.categorycode = categories.categorycode</text:span></text:p>
      <text:p text:style-name="P8"><text:span text:style-name="Source_20_Text">WHERE issuedate BETWEEN &lt;&lt;Start date|date&gt;&gt; AND &lt;&lt;End date|date&gt;&gt;</text:span></text:p>
      <text:p text:style-name="P8"><text:span text:style-name="Source_20_Text">GROUP BY categories.description</text:span></text:p>
      <text:p text:style-name="P9"><text:span text:style-name="Source_20_Text">ORDER BY loans DESC;</text:span></text:p>
      <text:p text:style-name="Horizontal_20_Line"/>
      <text:h text:style-name="Heading_20_1" text:outline-level="1">3️⃣ Performance &amp; Demand</text:h>
      <text:p text:style-name="Text_20_body"><text:span text:style-name="Strong_20_Emphasis">CSV:</text:span> <text:span text:style-name="Source_20_Text">performance_YYYY-MM.csv</text:span></text:p>
      <text:h text:style-name="Heading_20_3" text:outline-level="3">Average loan duration (returned items only)</text:h>
      <text:p text:style-name="P7"><text:span text:style-name="Source_20_Text">SELECT</text:span></text:p>
      <text:p text:style-name="P8"><text:span text:style-name="Source_20_Text"><text:s text:c="2"/>'average_loan_duration' AS metric,</text:span></text:p>
      <text:p text:style-name="P8"><text:span text:style-name="Source_20_Text"><text:s text:c="2"/>ROUND(AVG(DATEDIFF(returndate, issuedate)), 2) AS value,</text:span></text:p>
      <text:p text:style-name="P8"><text:span text:style-name="Source_20_Text"><text:s text:c="2"/>&lt;&lt;Start date|date&gt;&gt; AS period_start,</text:span></text:p>
      <text:p text:style-name="P8"><text:span text:style-name="Source_20_Text"><text:s text:c="2"/>&lt;&lt;End date|date&gt;&gt; AS period_end,</text:span></text:p>
      <text:p text:style-name="P8"><text:span text:style-name="Source_20_Text"><text:s text:c="2"/>'Days' AS notes</text:span></text:p>
      <text:p text:style-name="P8"><text:span text:style-name="Source_20_Text">FROM old_issues</text:span></text:p>
      <text:p text:style-name="P9"><text:span text:style-name="Source_20_Text">WHERE returndate BETWEEN &lt;&lt;Start date|date&gt;&gt; AND &lt;&lt;End date|date&gt;&gt;;</text:span></text:p>
      <text:p text:style-name="Horizontal_20_Line"/>
      <text:h text:style-name="Heading_20_3" text:outline-level="3">Holds placed</text:h>
      <text:p text:style-name="P7"><text:span text:style-name="Source_20_Text">SELECT</text:span></text:p>
      <text:p text:style-name="P8"><text:span text:style-name="Source_20_Text"><text:s text:c="2"/>'holds_placed' AS metric,</text:span></text:p>
      <text:p text:style-name="P8"><text:span text:style-name="Source_20_Text"><text:s text:c="2"/>COUNT(*) AS value,</text:span></text:p>
      <text:p text:style-name="P8"><text:span text:style-name="Source_20_Text"><text:s text:c="2"/>&lt;&lt;Start date|date&gt;&gt; AS period_start,</text:span></text:p>
      <text:p text:style-name="P8"><text:span text:style-name="Source_20_Text"><text:s text:c="2"/>&lt;&lt;End date|date&gt;&gt; AS period_end,</text:span></text:p>
      <text:p text:style-name="P8"><text:span text:style-name="Source_20_Text"><text:s text:c="2"/>'' AS notes</text:span></text:p>
      <text:p text:style-name="P8"><text:span text:style-name="Source_20_Text">FROM reserves</text:span></text:p>
      <text:p text:style-name="P9"><text:span text:style-name="Source_20_Text">WHERE reservedate BETWEEN &lt;&lt;Start date|date&gt;&gt; AND &lt;&lt;End date|date&gt;&gt;;</text:span></text:p>
      <text:p text:style-name="Horizontal_20_Line"/>
      <text:h text:style-name="Heading_20_3" text:outline-level="3">Holds fill rate</text:h>
      <text:p text:style-name="P7"><text:span text:style-name="Source_20_Text">SELECT</text:span></text:p>
      <text:p text:style-name="P8"><text:span text:style-name="Source_20_Text"><text:s text:c="2"/>'holds_fill_rate' AS metric,</text:span></text:p>
      <text:p text:style-name="P8"><text:span text:style-name="Source_20_Text"><text:s text:c="2"/>ROUND(</text:span></text:p>
      <text:p text:style-name="P8"><text:span text:style-name="Source_20_Text"><text:s text:c="4"/>SUM(CASE WHEN found = 'F' THEN 1 ELSE 0 END)</text:span></text:p>
      <text:p text:style-name="P8"><text:span text:style-name="Source_20_Text"><text:s text:c="4"/>/ COUNT(*),</text:span></text:p>
      <text:p text:style-name="P8"><text:span text:style-name="Source_20_Text"><text:s text:c="4"/>2</text:span></text:p>
      <text:p text:style-name="P8"><text:span text:style-name="Source_20_Text"><text:s text:c="2"/>) AS value,</text:span></text:p>
      <text:p text:style-name="P8"><text:span text:style-name="Source_20_Text"><text:s text:c="2"/>&lt;&lt;Start date|date&gt;&gt; AS period_start,</text:span></text:p>
      <text:p text:style-name="P8"><text:span text:style-name="Source_20_Text"><text:s text:c="2"/>&lt;&lt;End date|date&gt;&gt; AS period_end,</text:span></text:p>
      <text:p text:style-name="P8"><text:span text:style-name="Source_20_Text"><text:s text:c="2"/>'Fraction 0–1' AS notes</text:span></text:p>
      <text:p text:style-name="P8"><text:span text:style-name="Source_20_Text">FROM reserves</text:span></text:p>
      <text:p text:style-name="P9"><text:span text:style-name="Source_20_Text">WHERE reservedate BETWEEN &lt;&lt;Start date|date&gt;&gt; AND &lt;&lt;End date|date&gt;&gt;;</text:span></text:p>
      <text:p text:style-name="Horizontal_20_Line"/>
      <text:h text:style-name="Heading_20_3" text:outline-level="3"><text:soft-page-break/>Overdue rate</text:h>
      <text:p text:style-name="P7"><text:span text:style-name="Source_20_Text">SELECT</text:span></text:p>
      <text:p text:style-name="P8"><text:span text:style-name="Source_20_Text"><text:s text:c="2"/>'overdue_rate' AS metric,</text:span></text:p>
      <text:p text:style-name="P8"><text:span text:style-name="Source_20_Text"><text:s text:c="2"/>ROUND(</text:span></text:p>
      <text:p text:style-name="P8"><text:span text:style-name="Source_20_Text"><text:s text:c="4"/>SUM(CASE WHEN date_due &lt; NOW() THEN 1 ELSE 0 END)</text:span></text:p>
      <text:p text:style-name="P8"><text:span text:style-name="Source_20_Text"><text:s text:c="4"/>/ COUNT(*),</text:span></text:p>
      <text:p text:style-name="P8"><text:span text:style-name="Source_20_Text"><text:s text:c="4"/>3</text:span></text:p>
      <text:p text:style-name="P8"><text:span text:style-name="Source_20_Text"><text:s text:c="2"/>) AS value,</text:span></text:p>
      <text:p text:style-name="P8"><text:span text:style-name="Source_20_Text"><text:s text:c="2"/>&lt;&lt;Start date|date&gt;&gt; AS period_start,</text:span></text:p>
      <text:p text:style-name="P8"><text:span text:style-name="Source_20_Text"><text:s text:c="2"/>&lt;&lt;End date|date&gt;&gt; AS period_end,</text:span></text:p>
      <text:p text:style-name="P8"><text:span text:style-name="Source_20_Text"><text:s text:c="2"/>'Fraction 0–1' AS notes</text:span></text:p>
      <text:p text:style-name="P8"><text:span text:style-name="Source_20_Text">FROM issues</text:span></text:p>
      <text:p text:style-name="P9"><text:span text:style-name="Source_20_Text">WHERE issuedate BETWEEN &lt;&lt;Start date|date&gt;&gt; AND &lt;&lt;End date|date&gt;&gt;;</text:span></text:p>
      <text:p text:style-name="Horizontal_20_Line"/>
      <text:h text:style-name="Heading_20_1" text:outline-level="1">4️⃣ Strong Koha Saved Report Advice (important)</text:h>
      <text:list text:style-name="L1">
        <text:list-item>
          <text:p text:style-name="P10"><text:span text:style-name="Strong_20_Emphasis">One report per CSV file</text:span></text:p>
        </text:list-item>
        <text:list-item>
          <text:p text:style-name="P10">Use <text:span text:style-name="Strong_20_Emphasis">date prompts</text:span>, not hard-coded dates</text:p>
        </text:list-item>
        <text:list-item>
          <text:p text:style-name="P10">Lock column names (your CSV contract depends on them)</text:p>
        </text:list-item>
        <text:list-item>
          <text:p text:style-name="P10">Add a comment at the top of each report:</text:p>
          <text:p text:style-name="P11"><text:span text:style-name="Source_20_Text">-- DO NOT RENAME COLUMNS</text:span></text:p>
          <text:p text:style-name="P12"><text:span text:style-name="Source_20_Text">-- Used by Library Dashboard automation</text:span>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07:46:32.474855679</meta:creation-date>
    <dc:date>2026-01-30T07:52:09.712427630</dc:date>
    <meta:editing-duration>PT5M37S</meta:editing-duration>
    <meta:editing-cycles>3</meta:editing-cycles>
    <meta:generator>LibreOffice/25.2.3.2$Linux_AARCH64 LibreOffice_project/520$Build-2</meta:generator>
    <meta:document-statistic meta:table-count="0" meta:image-count="0" meta:object-count="0" meta:page-count="5" meta:paragraph-count="176" meta:word-count="696" meta:character-count="5065" meta:non-whitespace-character-count="4361"/>
  </office:meta>
</office:document-meta>
</file>